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InformationProviderImpl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PortletMode( PortletWindow portletWind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micInformationProviderImpl.DynamicInformationProviderImpl( ServiceManager manager , PortalContextProviderImpl provider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ynamicInformationProviderImpl.getPortletURLProvider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Respons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PortletActionProvider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ResourceURLProvider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WindowState( PortletWindow portletWind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micInformationProviderImpl.isPortletModeAllowed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isWindowStateAllowed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